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Thumbnails/thumbnail.png" manifest:media-type="image/png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7cm"/>
    </style:style>
    <style:style style:name="co2" style:family="table-column">
      <style:table-column-properties fo:break-before="auto" style:column-width="1.646cm"/>
    </style:style>
    <style:style style:name="co3" style:family="table-column">
      <style:table-column-properties fo:break-before="auto" style:column-width="5.88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54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6.082cm"/>
    </style:style>
    <style:style style:name="co8" style:family="table-column">
      <style:table-column-properties fo:break-before="auto" style:column-width="1.697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waysCooperate1v10" table:style-name="ta1">
        <table:shapes>
          <draw:frame draw:z-index="0" draw:style-name="gr1" draw:text-style-name="P1" svg:width="16.009cm" svg:height="8.999cm" svg:x="17.696cm" svg:y="1.58cm">
            <draw:object draw:notify-on-update-of-ranges="alwaysCooperate1v10.A1:alwaysCooperate1v10.A1 alwaysCooperate1v10.A2:alwaysCooperate1v10.A51 alwaysCooperate1v10.C1:alwaysCooperate1v10.C1 alwaysCooperate1v10.C2:alwaysCooperate1v10.C5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16.01cm" svg:height="8.999cm" svg:x="33.26cm" svg:y="1.612cm">
            <draw:object draw:notify-on-update-of-ranges="alwaysCooperate1v10.B1:alwaysCooperate1v10.B1 alwaysCooperate1v10.B2:alwaysCooperate1v10.B51 alwaysCooperate1v10.D1:alwaysCooperate1v10.D1 alwaysCooperate1v10.D2:alwaysCooperate1v10.D5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verage Fitness </text:p>
            <text:p>(Memory Length: 10)</text:p>
          </table:table-cell>
          <table:table-cell office:value-type="string" calcext:value-type="string">
            <text:p>Diversity</text:p>
            <text:p>(Memory Length 10)</text:p>
          </table:table-cell>
          <table:table-cell office:value-type="string" calcext:value-type="string">
            <text:p>Average Fitness </text:p>
            <text:p>(Memory Length: 1)</text:p>
          </table:table-cell>
          <table:table-cell office:value-type="string" calcext:value-type="string">
            <text:p>Diversity</text:p>
            <text:p>(Memory Length: 1)</text:p>
          </table:table-cell>
        </table:table-row>
        <table:table-row table:style-name="ro2"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office:value-type="float" office:value="3.98" calcext:value-type="float">
            <text:p>3.98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4.96" calcext:value-type="float">
            <text:p>4.96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4.96" calcext:value-type="float">
            <text:p>4.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4.96" calcext:value-type="float">
            <text:p>4.96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6" calcext:value-type="float">
            <text:p>4.96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4.96" calcext:value-type="float">
            <text:p>4.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6" calcext:value-type="float">
            <text:p>4.96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4.96" calcext:value-type="float">
            <text:p>4.96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6" calcext:value-type="float">
            <text:p>4.96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6" calcext:value-type="float">
            <text:p>4.96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6" calcext:value-type="float">
            <text:p>4.96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4.94" calcext:value-type="float">
            <text:p>4.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4" calcext:value-type="float">
            <text:p>4.94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6" calcext:value-type="float">
            <text:p>4.96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</table:table>
      <table:table table:name="allThree1v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Average Fitness (Memory Length: 10)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Average Fitness (Memory Length: 1)</text:p>
          </table:table-cell>
          <table:table-cell office:value-type="string" calcext:value-type="string">
            <text:p>Diversity</text:p>
          </table:table-cell>
        </table:table-row>
        <table:table-row table:style-name="ro2">
          <table:table-cell office:value-type="float" office:value="6.75" calcext:value-type="float">
            <text:p>6.75</text:p>
          </table:table-cell>
          <table:table-cell office:value-type="float" office:value="1" calcext:value-type="float">
            <text:p>1</text:p>
          </table:table-cell>
          <table:table-cell office:value-type="float" office:value="6.69" calcext:value-type="float">
            <text:p>6.69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7.24" calcext:value-type="float">
            <text:p>7.24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4" calcext:value-type="float">
            <text:p>7.24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3" calcext:value-type="float">
            <text:p>7.23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4" calcext:value-type="float">
            <text:p>7.24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2" calcext:value-type="float">
            <text:p>7.22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</table:table>
      <table:table table:name="alwaysDefect1v10" table:style-name="ta1">
        <table:shapes>
          <draw:frame draw:z-index="0" draw:style-name="gr1" draw:text-style-name="P1" svg:width="16.009cm" svg:height="8.999cm" svg:x="17.696cm" svg:y="1.58cm">
            <draw:object draw:notify-on-update-of-ranges="alwaysDefect1v10.A1:alwaysDefect1v10.A1 alwaysDefect1v10.A2:alwaysDefect1v10.A51 alwaysDefect1v10.C1:alwaysDefect1v10.C1 alwaysDefect1v10.C2:alwaysDefect1v10.C5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6.01cm" svg:height="8.999cm" svg:x="33.26cm" svg:y="1.612cm">
            <draw:object draw:notify-on-update-of-ranges="alwaysDefect1v10.B1:alwaysDefect1v10.B1 alwaysDefect1v10.B2:alwaysDefect1v10.B51 alwaysDefect1v10.D1:alwaysDefect1v10.D1 alwaysDefect1v10.D2:alwaysDefect1v10.D5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verage Fitness </text:p>
            <text:p>(Memory Length: 10)</text:p>
          </table:table-cell>
          <table:table-cell office:value-type="string" calcext:value-type="string">
            <text:p>Diversity</text:p>
            <text:p>(Memory Length 10)</text:p>
          </table:table-cell>
          <table:table-cell office:value-type="string" calcext:value-type="string">
            <text:p>Average Fitness </text:p>
            <text:p>(Memory Length: 1)</text:p>
          </table:table-cell>
          <table:table-cell office:value-type="string" calcext:value-type="string">
            <text:p>Diversity</text:p>
            <text:p>(Memory Length: 1)</text:p>
          </table:table-cell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0.97" calcext:value-type="float">
            <text:p>0.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4" calcext:value-type="float">
            <text:p>0.04</text:p>
          </table:table-cell>
        </table:table-row>
      </table:table>
      <table:table table:name="titForTat1v10" table:style-name="ta1">
        <table:shapes>
          <draw:frame draw:z-index="0" draw:style-name="gr1" draw:text-style-name="P1" svg:width="16.009cm" svg:height="8.999cm" svg:x="17.696cm" svg:y="1.58cm">
            <draw:object draw:notify-on-update-of-ranges="titForTat1v10.A1:titForTat1v10.A1 titForTat1v10.A2:titForTat1v10.A51 titForTat1v10.C1:titForTat1v10.C1 titForTat1v10.C2:titForTat1v10.C5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1" draw:text-style-name="P1" svg:width="16.01cm" svg:height="8.999cm" svg:x="33.26cm" svg:y="1.612cm">
            <draw:object draw:notify-on-update-of-ranges="titForTat1v10.B1:titForTat1v10.B1 titForTat1v10.B2:titForTat1v10.B51 titForTat1v10.D1:titForTat1v10.D1 titForTat1v10.D2:titForTat1v10.D5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verage Fitness </text:p>
            <text:p>(Memory Length: 10)</text:p>
          </table:table-cell>
          <table:table-cell office:value-type="string" calcext:value-type="string">
            <text:p>Diversity</text:p>
            <text:p>(Memory Length 10)</text:p>
          </table:table-cell>
          <table:table-cell office:value-type="string" calcext:value-type="string">
            <text:p>Average Fitness </text:p>
            <text:p>(Memory Length: 1)</text:p>
          </table:table-cell>
          <table:table-cell office:value-type="string" calcext:value-type="string">
            <text:p>Diversity</text:p>
            <text:p>(Memory Length: 1)</text:p>
          </table:table-cell>
        </table:table-row>
        <table:table-row table:style-name="ro2"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float" office:value="2.27" calcext:value-type="float">
            <text:p>2.27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.98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7" calcext:value-type="float">
            <text:p>2.97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2.97" calcext:value-type="float">
            <text:p>2.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2.94" calcext:value-type="float">
            <text:p>2.94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.98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2.96" calcext:value-type="float">
            <text:p>2.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2.97" calcext:value-type="float">
            <text:p>2.97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97" calcext:value-type="float">
            <text:p>2.97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</table:table>
      <table:table table:name="titForTat1v10_2" table:style-name="ta1">
        <table:shapes>
          <draw:frame draw:z-index="0" draw:style-name="gr1" draw:text-style-name="P1" svg:width="16.009cm" svg:height="8.999cm" svg:x="17.696cm" svg:y="1.58cm">
            <draw:object draw:notify-on-update-of-ranges="titForTat1v10_2.A1:titForTat1v10_2.A1 titForTat1v10_2.A2:titForTat1v10_2.A51 titForTat1v10_2.C1:titForTat1v10_2.C1 titForTat1v10_2.C2:titForTat1v10_2.C5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" draw:style-name="gr1" draw:text-style-name="P1" svg:width="16.01cm" svg:height="8.999cm" svg:x="33.26cm" svg:y="1.612cm">
            <draw:object draw:notify-on-update-of-ranges="titForTat1v10_2.B1:titForTat1v10_2.B1 titForTat1v10_2.B2:titForTat1v10_2.B51 titForTat1v10_2.D1:titForTat1v10_2.D1 titForTat1v10_2.D2:titForTat1v10_2.D5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verage Fitness </text:p>
            <text:p>(Memory Length: 10)</text:p>
          </table:table-cell>
          <table:table-cell office:value-type="string" calcext:value-type="string">
            <text:p>Diversity</text:p>
            <text:p>(Memory Length 10)</text:p>
          </table:table-cell>
          <table:table-cell office:value-type="string" calcext:value-type="string">
            <text:p>Average Fitness </text:p>
            <text:p>(Memory Length: 1)</text:p>
          </table:table-cell>
          <table:table-cell office:value-type="string" calcext:value-type="string">
            <text:p>Diversity</text:p>
            <text:p>(Memory Length: 1)</text:p>
          </table:table-cell>
        </table:table-row>
        <table:table-row table:style-name="ro2">
          <table:table-cell office:value-type="float" office:value="6.75" calcext:value-type="float">
            <text:p>6.75</text:p>
          </table:table-cell>
          <table:table-cell office:value-type="float" office:value="1" calcext:value-type="float">
            <text:p>1</text:p>
          </table:table-cell>
          <table:table-cell office:value-type="float" office:value="6.69" calcext:value-type="float">
            <text:p>6.69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7.24" calcext:value-type="float">
            <text:p>7.24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4" calcext:value-type="float">
            <text:p>7.24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3" calcext:value-type="float">
            <text:p>7.23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4" calcext:value-type="float">
            <text:p>7.24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2" calcext:value-type="float">
            <text:p>7.22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.26</text:p>
          </table:table-cell>
          <table:table-cell office:value-type="float" office:value="0.03" calcext:value-type="float">
            <text:p>0.03</text:p>
          </table:table-cell>
        </table:table-row>
      </table:table>
      <table:table table:name="time_results" table:style-name="ta1">
        <table:shapes>
          <draw:frame draw:z-index="0" draw:style-name="gr1" draw:text-style-name="P1" svg:width="15.992cm" svg:height="9.004cm" svg:x="7.377cm" svg:y="1.727cm">
            <draw:object draw:notify-on-update-of-ranges="time_results.B1:time_results.B1 time_results.B2:time_results.B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Memory</text:p>
          </table:table-cell>
          <table:table-cell office:value-type="string" calcext:value-type="string">
            <text:p>Time Taken (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86478237" calcext:value-type="float">
            <text:p>0.08647823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98905169" calcext:value-type="float">
            <text:p>0.09890516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43419947" calcext:value-type="float">
            <text:p>0.14341994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26753036" calcext:value-type="float">
            <text:p>0.22675303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27179262" calcext:value-type="float">
            <text:p>0.42717926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879349614" calcext:value-type="float">
            <text:p>0.87934961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.048594432" calcext:value-type="float">
            <text:p>2.04859443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.455200003" calcext:value-type="float">
            <text:p>4.45520000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.639019567" calcext:value-type="float">
            <text:p>9.63901956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.659066858" calcext:value-type="float">
            <text:p>20.659066858</text:p>
          </table:table-cell>
        </table:table-row>
      </table:table>
      <table:table table:name="combined_big_diversity" table:style-name="ta1">
        <table:shapes>
          <draw:frame draw:z-index="0" draw:style-name="gr1" draw:text-style-name="P1" svg:width="19.261cm" svg:height="11.128cm" svg:x="17.79cm" svg:y="0.806cm">
            <draw:object draw:notify-on-update-of-ranges="combined_big_diversity.A1:combined_big_diversity.A1 combined_big_diversity.A2:combined_big_diversity.A51 combined_big_diversity.B1:combined_big_diversity.B1 combined_big_diversity.B2:combined_big_diversity.B51 combined_big_diversity.C1:combined_big_diversity.C1 combined_big_diversity.C2:combined_big_diversity.C51 combined_big_diversity.D1:combined_big_diversity.D1 combined_big_diversity.D2:combined_big_diversity.D51 combined_big_diversity.E1:combined_big_diversity.E1 combined_big_diversity.E2:combined_big_diversity.E51 combined_big_diversity.F1:combined_big_diversity.F1 combined_big_diversity.F2:combined_big_diversity.F51 combined_big_diversity.G1:combined_big_diversity.G1 combined_big_diversity.G2:combined_big_diversity.G51 combined_big_diversity.H1:combined_big_diversity.H1 combined_big_diversity.H2:combined_big_diversity.H51 combined_big_diversity.I1:combined_big_diversity.I1 combined_big_diversity.I2:combined_big_diversity.I51 combined_big_diversity.J1:combined_big_diversity.J1 combined_big_diversity.J2:combined_big_diversity.J5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office:value-type="string" calcext:value-type="string">
            <text:p>Memory 1</text:p>
          </table:table-cell>
          <table:table-cell office:value-type="string" calcext:value-type="string">
            <text:p>Memory 2</text:p>
          </table:table-cell>
          <table:table-cell office:value-type="string" calcext:value-type="string">
            <text:p>Memory 3</text:p>
          </table:table-cell>
          <table:table-cell office:value-type="string" calcext:value-type="string">
            <text:p>Memory 4</text:p>
          </table:table-cell>
          <table:table-cell office:value-type="string" calcext:value-type="string">
            <text:p>Memory 5</text:p>
          </table:table-cell>
          <table:table-cell office:value-type="string" calcext:value-type="string">
            <text:p>Memory 6</text:p>
          </table:table-cell>
          <table:table-cell office:value-type="string" calcext:value-type="string">
            <text:p>Memory 7</text:p>
          </table:table-cell>
          <table:table-cell office:value-type="string" calcext:value-type="string">
            <text:p>Memory 8</text:p>
          </table:table-cell>
          <table:table-cell office:value-type="string" calcext:value-type="string">
            <text:p>Memory 9</text:p>
          </table:table-cell>
          <table:table-cell office:value-type="string" calcext:value-type="string">
            <text:p>Memory 10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0.99" calcext:value-type="float">
            <text:p>0.99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9" calcext:value-type="float">
            <text:p>0.9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5" calcext:value-type="float">
            <text:p>0.85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81" calcext:value-type="float">
            <text:p>0.8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2" calcext:value-type="float">
            <text:p>0.82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5" calcext:value-type="float">
            <text:p>0.85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2" calcext:value-type="float">
            <text:p>0.8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2" calcext:value-type="float">
            <text:p>0.82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5" calcext:value-type="float">
            <text:p>0.85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2" calcext:value-type="float">
            <text:p>0.8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2" calcext:value-type="float">
            <text:p>0.8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2" calcext:value-type="float">
            <text:p>0.8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2" calcext:value-type="float">
            <text:p>0.82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82" calcext:value-type="float">
            <text:p>0.82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82" calcext:value-type="float">
            <text:p>0.8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6" calcext:value-type="float">
            <text:p>0.86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5" calcext:value-type="float">
            <text:p>0.85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number-columns-repeated="7" office:value-type="float" office:value="1" calcext:value-type="float">
            <text:p>1</text:p>
          </table:table-cell>
        </table:table-row>
      </table:table>
      <table:table table:name="combined_diversity" table:style-name="ta1">
        <table:shapes>
          <draw:frame draw:z-index="0" draw:style-name="gr1" draw:text-style-name="P1" svg:width="21.972cm" svg:height="12.359cm" svg:x="18.761cm" svg:y="1.084cm">
            <draw:object draw:notify-on-update-of-ranges="combined_diversity.A1:combined_diversity.A1 combined_diversity.A2:combined_diversity.A51 combined_diversity.B1:combined_diversity.B1 combined_diversity.B2:combined_diversity.B51 combined_diversity.C1:combined_diversity.C1 combined_diversity.C2:combined_diversity.C51 combined_diversity.D1:combined_diversity.D1 combined_diversity.D2:combined_diversity.D51 combined_diversity.E1:combined_diversity.E1 combined_diversity.E2:combined_diversity.E51 combined_diversity.F1:combined_diversity.F1 combined_diversity.F2:combined_diversity.F51 combined_diversity.G1:combined_diversity.G1 combined_diversity.G2:combined_diversity.G51 combined_diversity.H1:combined_diversity.H1 combined_diversity.H2:combined_diversity.H51 combined_diversity.I1:combined_diversity.I1 combined_diversity.I2:combined_diversity.I51 combined_diversity.J1:combined_diversity.J1 combined_diversity.J2:combined_diversity.J5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office:value-type="string" calcext:value-type="string">
            <text:p>Memory 1</text:p>
          </table:table-cell>
          <table:table-cell office:value-type="string" calcext:value-type="string">
            <text:p>Memory 2</text:p>
          </table:table-cell>
          <table:table-cell office:value-type="string" calcext:value-type="string">
            <text:p>Memory 3</text:p>
          </table:table-cell>
          <table:table-cell office:value-type="string" calcext:value-type="string">
            <text:p>Memory 4</text:p>
          </table:table-cell>
          <table:table-cell office:value-type="string" calcext:value-type="string">
            <text:p>Memory 5</text:p>
          </table:table-cell>
          <table:table-cell office:value-type="string" calcext:value-type="string">
            <text:p>Memory 6</text:p>
          </table:table-cell>
          <table:table-cell office:value-type="string" calcext:value-type="string">
            <text:p>Memory 7</text:p>
          </table:table-cell>
          <table:table-cell office:value-type="string" calcext:value-type="string">
            <text:p>Memory 8</text:p>
          </table:table-cell>
          <table:table-cell office:value-type="string" calcext:value-type="string">
            <text:p>Memory 9</text:p>
          </table:table-cell>
          <table:table-cell office:value-type="string" calcext:value-type="string">
            <text:p>Memory 10</text:p>
          </table:table-cell>
        </table:table-row>
        <table:table-row table:style-name="ro2">
          <table:table-cell office:value-type="float" office:value="0.08" calcext:value-type="float">
            <text:p>0.08</text:p>
          </table:table-cell>
          <table:table-cell office:value-type="float" office:value="0.62" calcext:value-type="float">
            <text:p>0.62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23" calcext:value-type="float">
            <text:p>0.23</text:p>
          </table:table-cell>
          <table:table-cell office:value-type="float" office:value="0.83" calcext:value-type="float">
            <text:p>0.83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4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0.76" calcext:value-type="float">
            <text:p>0.76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office:value-type="float" office:value="0.81" calcext:value-type="float">
            <text:p>0.8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83" calcext:value-type="float">
            <text:p>0.83</text:p>
          </table:table-cell>
          <table:table-cell office:value-type="float" office:value="0.96" calcext:value-type="float">
            <text:p>0.9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82" calcext:value-type="float">
            <text:p>0.82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  <table:table-cell office:value-type="float" office:value="0.98" calcext:value-type="float">
            <text:p>0.98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0.77" calcext:value-type="float">
            <text:p>0.77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0.79" calcext:value-type="float">
            <text:p>0.79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.67" calcext:value-type="float">
            <text:p>0.67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78" calcext:value-type="float">
            <text:p>0.78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79" calcext:value-type="float">
            <text:p>0.79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82" calcext:value-type="float">
            <text:p>0.82</text:p>
          </table:table-cell>
          <table:table-cell office:value-type="float" office:value="0.97" calcext:value-type="float">
            <text:p>0.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office:value-type="float" office:value="0.84" calcext:value-type="float">
            <text:p>0.8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0.8" calcext:value-type="float">
            <text:p>0.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6" calcext:value-type="float">
            <text:p>0.16</text:p>
          </table:table-cell>
          <table:table-cell office:value-type="float" office:value="0.71" calcext:value-type="float">
            <text:p>0.71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78" calcext:value-type="float">
            <text:p>0.78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74" calcext:value-type="float">
            <text:p>0.74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0.79" calcext:value-type="float">
            <text:p>0.79</text:p>
          </table:table-cell>
          <table:table-cell table:number-columns-repeated="3"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0.77" calcext:value-type="float">
            <text:p>0.77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0.79" calcext:value-type="float">
            <text:p>0.79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 office:value-type="float" office:value="0.78" calcext:value-type="float">
            <text:p>0.78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.83" calcext:value-type="float">
            <text:p>0.83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0.75" calcext:value-type="float">
            <text:p>0.75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74" calcext:value-type="float">
            <text:p>0.74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0.75" calcext:value-type="float">
            <text:p>0.75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office:value-type="float" office:value="0.73" calcext:value-type="float">
            <text:p>0.73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.82" calcext:value-type="float">
            <text:p>0.82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19" calcext:value-type="float">
            <text:p>0.19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4" calcext:value-type="float">
            <text:p>0.04</text:p>
          </table:table-cell>
          <table:table-cell office:value-type="float" office:value="0.18" calcext:value-type="float">
            <text:p>0.18</text:p>
          </table:table-cell>
          <table:table-cell office:value-type="float" office:value="0.86" calcext:value-type="float">
            <text:p>0.86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alwaysCooperate2" table:style-name="ta1">
        <table:shapes>
          <draw:frame draw:z-index="0" draw:style-name="gr1" draw:text-style-name="P1" svg:width="16.002cm" svg:height="9.004cm" svg:x="12.62cm" svg:y="0.877cm">
            <draw:object draw:notify-on-update-of-ranges="alwaysCooperate2.A1:alwaysCooperate2.A1 alwaysCooperate2.A2:alwaysCooperate2.A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2cm" svg:height="8.818cm" svg:x="28.622cm" svg:y="1.036cm">
            <draw:object draw:notify-on-update-of-ranges="alwaysCooperate2.B1:alwaysCooperate2.B1 alwaysCooperate2.B2:alwaysCooperate2.B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Average Fitness</text:p>
          </table:table-cell>
          <table:table-cell office:value-type="string" calcext:value-type="string">
            <text:p>Diversit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4.96" calcext:value-type="float">
            <text:p>4.96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4.94" calcext:value-type="float">
            <text:p>4.94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float" office:value="4.96" calcext:value-type="float">
            <text:p>4.96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0.23" calcext:value-type="float">
            <text:p>0.23</text:p>
          </table:table-cell>
        </table:table-row>
      </table:table>
      <table:table table:name="alwaysDefect2" table:style-name="ta1">
        <table:shapes>
          <draw:frame draw:z-index="0" draw:style-name="gr1" draw:text-style-name="P1" svg:width="16.002cm" svg:height="9.004cm" svg:x="12.62cm" svg:y="0.877cm">
            <draw:object draw:notify-on-update-of-ranges="alwaysDefect2.A1:alwaysDefect2.A1 alwaysDefect2.A2:alwaysDefect2.A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2cm" svg:height="8.818cm" svg:x="28.622cm" svg:y="1.036cm">
            <draw:object draw:notify-on-update-of-ranges="alwaysDefect2.B1:alwaysDefect2.B1 alwaysDefect2.B2:alwaysDefect2.B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Average Fitness</text:p>
          </table:table-cell>
          <table:table-cell office:value-type="string" calcext:value-type="string">
            <text:p>Diversity</text:p>
          </table:table-cell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0.69" calcext:value-type="float">
            <text:p>0.69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0.98" calcext:value-type="float">
            <text:p>0.98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0.98" calcext:value-type="float">
            <text:p>0.98</text:p>
          </table:table-cell>
          <table:table-cell office:value-type="float" office:value="0.34" calcext:value-type="float">
            <text:p>0.34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0.98" calcext:value-type="float">
            <text:p>0.98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33" calcext:value-type="float">
            <text:p>0.3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0.98" calcext:value-type="float">
            <text:p>0.98</text:p>
          </table:table-cell>
          <table:table-cell office:value-type="float" office:value="0.32" calcext:value-type="float">
            <text:p>0.32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0.26" calcext:value-type="float">
            <text:p>0.26</text:p>
          </table:table-cell>
        </table:table-row>
      </table:table>
      <table:table table:name="allThree2" table:style-name="ta1"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Average Fitness (Memory Length: 2)</text:p>
          </table:table-cell>
          <table:table-cell office:value-type="string" calcext:value-type="string">
            <text:p>Diversity</text:p>
          </table:table-cell>
        </table:table-row>
        <table:table-row table:style-name="ro2"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float" office:value="7.23" calcext:value-type="float">
            <text:p>7.23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3" calcext:value-type="float">
            <text:p>0.13</text:p>
          </table:table-cell>
        </table:table-row>
      </table:table>
      <table:table table:name="titForTat2" table:style-name="ta1">
        <table:shapes>
          <draw:frame draw:z-index="0" draw:style-name="gr1" draw:text-style-name="P1" svg:width="16.002cm" svg:height="9.004cm" svg:x="12.62cm" svg:y="0.877cm">
            <draw:object draw:notify-on-update-of-ranges="titForTat2.A1:titForTat2.A1 titForTat2.A2:titForTat2.A5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2cm" svg:height="8.818cm" svg:x="28.622cm" svg:y="1.036cm">
            <draw:object draw:notify-on-update-of-ranges="titForTat2.B1:titForTat2.B1 titForTat2.B2:titForTat2.B5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Average Fitness</text:p>
          </table:table-cell>
          <table:table-cell office:value-type="string" calcext:value-type="string">
            <text:p>Diversity</text:p>
          </table:table-cell>
        </table:table-row>
        <table:table-row table:style-name="ro2">
          <table:table-cell office:value-type="float" office:value="2.18" calcext:value-type="float">
            <text:p>2.18</text:p>
          </table:table-cell>
          <table:table-cell office:value-type="float" office:value="0.66" calcext:value-type="float">
            <text:p>0.6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2.96" calcext:value-type="float">
            <text:p>2.96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2.99" calcext:value-type="float">
            <text:p>2.99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2.97" calcext:value-type="float">
            <text:p>2.97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2.97" calcext:value-type="float">
            <text:p>2.97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2.98" calcext:value-type="float">
            <text:p>2.98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</table:table-row>
      </table:table>
      <table:table table:name="titForTat2_2" table:style-name="ta1">
        <table:shapes>
          <draw:frame draw:z-index="0" draw:style-name="gr1" draw:text-style-name="P1" svg:width="16.002cm" svg:height="9.004cm" svg:x="12.62cm" svg:y="0.877cm">
            <draw:object draw:notify-on-update-of-ranges="titForTat2_2.A1:titForTat2_2.A1 titForTat2_2.A2:titForTat2_2.A5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2cm" svg:height="8.818cm" svg:x="28.622cm" svg:y="1.036cm">
            <draw:object draw:notify-on-update-of-ranges="titForTat2_2.B1:titForTat2_2.B1 titForTat2_2.B2:titForTat2_2.B5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Average Fitness</text:p>
          </table:table-cell>
          <table:table-cell office:value-type="string" calcext:value-type="string">
            <text:p>Diversity</text:p>
          </table:table-cell>
        </table:table-row>
        <table:table-row table:style-name="ro2"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float" office:value="7.23" calcext:value-type="float">
            <text:p>7.23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5" calcext:value-type="float">
            <text:p>7.25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0.13" calcext:value-type="float">
            <text:p>0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19:53:12.3422624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2T00:56:35.774694385</dc:date>
    <meta:editing-duration>PT2H42M14S</meta:editing-duration>
    <meta:editing-cycles>7</meta:editing-cycles>
    <meta:generator>LibreOffice/24.2.7.2$Linux_X86_64 LibreOffice_project/420$Build-2</meta:generator>
    <meta:document-statistic meta:table-count="13" meta:cell-count="2572" meta:object-count="1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2.242cm" svg:y="0.316cm" chart:style-name="ch2">
          <text:p>Average Fitness for Memory 2 against Always Cooperate</text:p>
        </chart:title>
        <chart:legend chart:legend-position="end" svg:x="12.787cm" svg:y="4.203cm" style:legend-expansion="high" chart:style-name="ch3"/>
        <chart:plot-area chart:style-name="ch4" table:cell-range-address="alwaysCooperate2.A1:alwaysCooperate2.A51" chart:data-source-has-labels="row" svg:x="1.331cm" svg:y="1.275cm" svg:width="11.136cm" svg:height="6.569cm">
          <chart:coordinate-region svg:x="2.058cm" svg:y="1.474cm" svg:width="10.409cm" svg:height="5.578cm"/>
          <chart:axis chart:dimension="x" chart:name="primary-x" chart:style-name="ch5">
            <chart:title svg:x="5.453cm" svg:y="8.024cm" chart:style-name="ch6">
              <text:p>Generation Number</text:p>
            </chart:title>
          </chart:axis>
          <chart:axis chart:dimension="y" chart:name="primary-y" chart:style-name="ch7">
            <chart:title svg:x="0.451cm" svg:y="6.336cm" chart:style-name="ch8">
              <text:p>Average Fitness (payoff)</text:p>
            </chart:title>
            <chart:grid chart:style-name="ch9" chart:class="major"/>
          </chart:axis>
          <chart:series chart:style-name="ch10" chart:values-cell-range-address="alwaysCooperate2.A2:alwaysCooperate2.A51" chart:label-cell-address="alwaysCooperate2.A1:alwaysCooperate2.A1" chart:class="chart:bar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Fitness</text:p>
                <draw:g>
                  <svg:desc>alwaysCooperate2.A1:alwaysCooperate2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alwaysCooperate2.A2:alwaysCooperate2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8">
                <text:p>4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9.262cm" svg:height="11.129cm" xlink:href=".." xlink:type="simple" chart:class="chart:line" chart:style-name="ch1">
        <chart:title svg:x="3.29cm" svg:y="0.357cm" chart:style-name="ch2">
          <text:p>Normalized Diversity over Generations for Range of Memories 
(Population: 1000, Rounds: 100)</text:p>
        </chart:title>
        <chart:legend chart:legend-position="end" svg:x="16.198cm" svg:y="3.024cm" style:legend-expansion="high" chart:style-name="ch3"/>
        <chart:plot-area chart:style-name="ch4" table:cell-range-address="combined_big_diversity.A1:combined_big_diversity.J51" chart:data-source-has-labels="row" svg:x="1.396cm" svg:y="1.862cm" svg:width="14.417cm" svg:height="8.064cm">
          <chart:coordinate-region svg:x="2.123cm" svg:y="2.062cm" svg:width="13.69cm" svg:height="7.072cm"/>
          <chart:axis chart:dimension="x" chart:name="primary-x" chart:style-name="ch5">
            <chart:title svg:x="7.158cm" svg:y="10.148cm" chart:style-name="ch6">
              <text:p>Generation Number</text:p>
            </chart:title>
          </chart:axis>
          <chart:axis chart:dimension="y" chart:name="primary-y" chart:style-name="ch5">
            <chart:title svg:x="0.451cm" svg:y="7.406cm" chart:style-name="ch7">
              <text:p>Normalized Diversity</text:p>
            </chart:title>
            <chart:grid chart:style-name="ch8" chart:class="major"/>
          </chart:axis>
          <chart:series chart:style-name="ch9" chart:values-cell-range-address="combined_big_diversity.A2:combined_big_diversity.A51" chart:label-cell-address="combined_big_diversity.A1:combined_big_diversity.A1" chart:class="chart:line">
            <chart:data-point chart:repeated="50"/>
          </chart:series>
          <chart:series chart:style-name="ch10" chart:values-cell-range-address="combined_big_diversity.B2:combined_big_diversity.B51" chart:label-cell-address="combined_big_diversity.B1:combined_big_diversity.B1" chart:class="chart:line">
            <chart:data-point chart:repeated="50"/>
          </chart:series>
          <chart:series chart:style-name="ch11" chart:values-cell-range-address="combined_big_diversity.C2:combined_big_diversity.C51" chart:label-cell-address="combined_big_diversity.C1:combined_big_diversity.C1" chart:class="chart:line">
            <chart:data-point chart:repeated="50"/>
          </chart:series>
          <chart:series chart:style-name="ch12" chart:values-cell-range-address="combined_big_diversity.D2:combined_big_diversity.D51" chart:label-cell-address="combined_big_diversity.D1:combined_big_diversity.D1" chart:class="chart:line">
            <chart:data-point chart:repeated="50"/>
          </chart:series>
          <chart:series chart:style-name="ch13" chart:values-cell-range-address="combined_big_diversity.E2:combined_big_diversity.E51" chart:label-cell-address="combined_big_diversity.E1:combined_big_diversity.E1" chart:class="chart:line">
            <chart:data-point chart:repeated="50"/>
          </chart:series>
          <chart:series chart:style-name="ch14" chart:values-cell-range-address="combined_big_diversity.F2:combined_big_diversity.F51" chart:label-cell-address="combined_big_diversity.F1:combined_big_diversity.F1" chart:class="chart:line">
            <chart:data-point chart:repeated="50"/>
          </chart:series>
          <chart:series chart:style-name="ch15" chart:values-cell-range-address="combined_big_diversity.G2:combined_big_diversity.G51" chart:label-cell-address="combined_big_diversity.G1:combined_big_diversity.G1" chart:class="chart:line">
            <chart:data-point chart:repeated="50"/>
          </chart:series>
          <chart:series chart:style-name="ch16" chart:values-cell-range-address="combined_big_diversity.H2:combined_big_diversity.H51" chart:label-cell-address="combined_big_diversity.H1:combined_big_diversity.H1" chart:class="chart:line">
            <chart:data-point chart:repeated="50"/>
          </chart:series>
          <chart:series chart:style-name="ch17" chart:values-cell-range-address="combined_big_diversity.I2:combined_big_diversity.I51" chart:label-cell-address="combined_big_diversity.I1:combined_big_diversity.I1" chart:class="chart:line">
            <chart:data-point chart:repeated="50"/>
          </chart:series>
          <chart:series chart:style-name="ch18" chart:values-cell-range-address="combined_big_diversity.J2:combined_big_diversity.J51" chart:label-cell-address="combined_big_diversity.J1:combined_big_diversity.J1" chart:class="chart:line">
            <chart:data-point chart:repeated="5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 1</text:p>
                <draw:g>
                  <svg:desc>combined_big_diversity.A1:combined_big_diversity.A1</svg:desc>
                </draw:g>
              </table:table-cell>
              <table:table-cell office:value-type="string">
                <text:p>Memory 2</text:p>
                <draw:g>
                  <svg:desc>combined_big_diversity.B1:combined_big_diversity.B1</svg:desc>
                </draw:g>
              </table:table-cell>
              <table:table-cell office:value-type="string">
                <text:p>Memory 3</text:p>
                <draw:g>
                  <svg:desc>combined_big_diversity.C1:combined_big_diversity.C1</svg:desc>
                </draw:g>
              </table:table-cell>
              <table:table-cell office:value-type="string">
                <text:p>Memory 4</text:p>
                <draw:g>
                  <svg:desc>combined_big_diversity.D1:combined_big_diversity.D1</svg:desc>
                </draw:g>
              </table:table-cell>
              <table:table-cell office:value-type="string">
                <text:p>Memory 5</text:p>
                <draw:g>
                  <svg:desc>combined_big_diversity.E1:combined_big_diversity.E1</svg:desc>
                </draw:g>
              </table:table-cell>
              <table:table-cell office:value-type="string">
                <text:p>Memory 6</text:p>
                <draw:g>
                  <svg:desc>combined_big_diversity.F1:combined_big_diversity.F1</svg:desc>
                </draw:g>
              </table:table-cell>
              <table:table-cell office:value-type="string">
                <text:p>Memory 7</text:p>
                <draw:g>
                  <svg:desc>combined_big_diversity.G1:combined_big_diversity.G1</svg:desc>
                </draw:g>
              </table:table-cell>
              <table:table-cell office:value-type="string">
                <text:p>Memory 8</text:p>
                <draw:g>
                  <svg:desc>combined_big_diversity.H1:combined_big_diversity.H1</svg:desc>
                </draw:g>
              </table:table-cell>
              <table:table-cell office:value-type="string">
                <text:p>Memory 9</text:p>
                <draw:g>
                  <svg:desc>combined_big_diversity.I1:combined_big_diversity.I1</svg:desc>
                </draw:g>
              </table:table-cell>
              <table:table-cell office:value-type="string">
                <text:p>Memory 10</text:p>
                <draw:g>
                  <svg:desc>combined_big_diversity.J1:combined_big_diversit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combined_big_diversity.A2:combined_big_diversity.A51</svg:desc>
                </draw:g>
              </table:table-cell>
              <table:table-cell office:value-type="float" office:value="0.13">
                <text:p>0.13</text:p>
                <draw:g>
                  <svg:desc>combined_big_diversity.B2:combined_big_diversity.B51</svg:desc>
                </draw:g>
              </table:table-cell>
              <table:table-cell office:value-type="float" office:value="0.99">
                <text:p>0.99</text:p>
                <draw:g>
                  <svg:desc>combined_big_diversity.C2:combined_big_diversity.C51</svg:desc>
                </draw:g>
              </table:table-cell>
              <table:table-cell office:value-type="float" office:value="1">
                <text:p>1</text:p>
                <draw:g>
                  <svg:desc>combined_big_diversity.D2:combined_big_diversity.D51</svg:desc>
                </draw:g>
              </table:table-cell>
              <table:table-cell office:value-type="float" office:value="1">
                <text:p>1</text:p>
                <draw:g>
                  <svg:desc>combined_big_diversity.E2:combined_big_diversity.E51</svg:desc>
                </draw:g>
              </table:table-cell>
              <table:table-cell office:value-type="float" office:value="1">
                <text:p>1</text:p>
                <draw:g>
                  <svg:desc>combined_big_diversity.F2:combined_big_diversity.F51</svg:desc>
                </draw:g>
              </table:table-cell>
              <table:table-cell office:value-type="float" office:value="1">
                <text:p>1</text:p>
                <draw:g>
                  <svg:desc>combined_big_diversity.G2:combined_big_diversity.G51</svg:desc>
                </draw:g>
              </table:table-cell>
              <table:table-cell office:value-type="float" office:value="1">
                <text:p>1</text:p>
                <draw:g>
                  <svg:desc>combined_big_diversity.H2:combined_big_diversity.H51</svg:desc>
                </draw:g>
              </table:table-cell>
              <table:table-cell office:value-type="float" office:value="1">
                <text:p>1</text:p>
                <draw:g>
                  <svg:desc>combined_big_diversity.I2:combined_big_diversity.I51</svg:desc>
                </draw:g>
              </table:table-cell>
              <table:table-cell office:value-type="float" office:value="1">
                <text:p>1</text:p>
                <draw:g>
                  <svg:desc>combined_big_diversity.J2:combined_big_diversity.J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81">
                <text:p>0.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2">
                <text:p>0.82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2">
                <text:p>0.82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5">
                <text:p>0.8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2">
                <text:p>0.82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82">
                <text:p>0.82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6">
                <text:p>0.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5">
                <text:p>0.8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title svg:x="2.608cm" svg:y="0.315cm" chart:style-name="ch2">
          <text:p>Time Taken for 100 Rounds with a Population of 100 
for 50 generations with Variable Memory</text:p>
        </chart:title>
        <chart:legend chart:legend-position="end" svg:x="12.347cm" svg:y="4.203cm" style:legend-expansion="high" chart:style-name="ch3"/>
        <chart:plot-area chart:style-name="ch4" table:cell-range-address="time_results.B1:time_results.B11" chart:data-source-has-labels="row" svg:x="1.33cm" svg:y="1.778cm" svg:width="10.698cm" svg:height="6.066cm">
          <chart:coordinate-region svg:x="1.951cm" svg:y="1.977cm" svg:width="9.89cm" svg:height="5.22cm"/>
          <chart:axis chart:dimension="x" chart:name="primary-x" chart:style-name="ch5">
            <chart:title svg:x="5.524cm" svg:y="8.024cm" chart:style-name="ch6">
              <text:p>Memory Length</text:p>
            </chart:title>
          </chart:axis>
          <chart:axis chart:dimension="y" chart:name="primary-y" chart:style-name="ch5">
            <chart:title svg:x="0.451cm" svg:y="6.443cm" chart:style-name="ch7">
              <text:p>Time Taken (seconds)</text:p>
            </chart:title>
            <chart:grid chart:style-name="ch8" chart:class="major"/>
          </chart:axis>
          <chart:series chart:style-name="ch9" chart:values-cell-range-address="time_results.B2:time_results.B11" chart:label-cell-address="time_results.B1:time_results.B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(s)</text:p>
                <draw:g>
                  <svg:desc>time_results.B1:time_resul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6478237">
                <text:p>0.086478237</text:p>
                <draw:g>
                  <svg:desc>time_results.B2:time_results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8905169">
                <text:p>0.098905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3419947">
                <text:p>0.143419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6753036">
                <text:p>0.226753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7179262">
                <text:p>0.427179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9349614">
                <text:p>0.879349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8594432">
                <text:p>2.048594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55200003">
                <text:p>4.455200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639019567">
                <text:p>9.639019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659066858">
                <text:p>20.6590668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cm" xlink:href=".." xlink:type="simple" chart:class="chart:line" chart:style-name="ch1">
        <chart:title svg:x="3.927cm" svg:y="0.315cm" chart:style-name="ch2">
          <text:p>Average Fitness for Memories 1 and 10 
for Always Cooperate</text:p>
        </chart:title>
        <chart:legend chart:legend-position="end" svg:x="11.491cm" svg:y="3.555cm" style:legend-expansion="high" chart:style-name="ch3"/>
        <chart:plot-area chart:style-name="ch4" table:cell-range-address="alwaysCooperate1v10.A1:alwaysCooperate1v10.A51 alwaysCooperate1v10.C1:alwaysCooperate1v10.C51" chart:data-source-has-labels="row" svg:x="1.331cm" svg:y="1.778cm" svg:width="9.84cm" svg:height="6.061cm">
          <chart:coordinate-region svg:x="2.058cm" svg:y="1.977cm" svg:width="9.113cm" svg:height="5.07cm"/>
          <chart:axis chart:dimension="x" chart:name="primary-x" chart:style-name="ch5">
            <chart:title svg:x="4.805cm" svg:y="8.019cm" chart:style-name="ch6">
              <text:p>Generation Number</text:p>
            </chart:title>
          </chart:axis>
          <chart:axis chart:dimension="y" chart:name="primary-y" chart:style-name="ch7">
            <chart:title svg:x="0.451cm" svg:y="6.585cm" chart:style-name="ch8">
              <text:p>Average Fitness (payoff)</text:p>
            </chart:title>
            <chart:grid chart:style-name="ch9" chart:class="major"/>
          </chart:axis>
          <chart:series chart:style-name="ch10" chart:values-cell-range-address="alwaysCooperate1v10.A2:alwaysCooperate1v10.A51" chart:label-cell-address="alwaysCooperate1v10.A1:alwaysCooperate1v10.A1" chart:class="chart:line">
            <chart:data-point chart:repeated="50"/>
          </chart:series>
          <chart:series chart:style-name="ch11" chart:values-cell-range-address="alwaysCooperate1v10.C2:alwaysCooperate1v10.C51" chart:label-cell-address="alwaysCooperate1v10.C1:alwaysCooperate1v10.C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Fitness 
(Memory Length: 10)</text:p>
                <draw:g>
                  <svg:desc>alwaysCooperate1v10.A1:alwaysCooperate1v10.A1</svg:desc>
                </draw:g>
              </table:table-cell>
              <table:table-cell office:value-type="string">
                <text:p>Average Fitness 
(Memory Length: 1)</text:p>
                <draw:g>
                  <svg:desc>alwaysCooperate1v10.C1:alwaysCooperate1v1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6">
                <text:p>3.86</text:p>
                <draw:g>
                  <svg:desc>alwaysCooperate1v10.A2:alwaysCooperate1v10.A51</svg:desc>
                </draw:g>
              </table:table-cell>
              <table:table-cell office:value-type="float" office:value="3.98">
                <text:p>3.98</text:p>
                <draw:g>
                  <svg:desc>alwaysCooperate1v10.C2:alwaysCooperate1v10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8">
                <text:p>4.98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8">
                <text:p>4.98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6">
                <text:p>4.96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6">
                <text:p>4.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6">
                <text:p>4.96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96">
                <text:p>4.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96">
                <text:p>4.96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8">
                <text:p>4.98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94">
                <text:p>4.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title svg:x="3.49cm" svg:y="0.315cm" chart:style-name="ch2">
          <text:p>Normalized Diversity for Memories 1 and 10 
for Always Cooperate</text:p>
        </chart:title>
        <chart:legend chart:legend-position="end" svg:x="11.571cm" svg:y="3.555cm" style:legend-expansion="high" chart:style-name="ch3"/>
        <chart:plot-area chart:style-name="ch4" table:cell-range-address="alwaysCooperate1v10.B1:alwaysCooperate1v10.B51 alwaysCooperate1v10.D1:alwaysCooperate1v10.D51" chart:data-source-has-labels="row" svg:x="1.331cm" svg:y="1.778cm" svg:width="9.92cm" svg:height="6.061cm">
          <chart:coordinate-region svg:x="2.058cm" svg:y="1.977cm" svg:width="9.193cm" svg:height="5.07cm"/>
          <chart:axis chart:dimension="x" chart:name="primary-x" chart:style-name="ch5">
            <chart:title svg:x="4.845cm" svg:y="8.019cm" chart:style-name="ch6">
              <text:p>Generation Number</text:p>
            </chart:title>
          </chart:axis>
          <chart:axis chart:dimension="y" chart:name="primary-y" chart:style-name="ch7">
            <chart:title svg:x="0.451cm" svg:y="6.32cm" chart:style-name="ch8">
              <text:p>Normalized Diversity</text:p>
            </chart:title>
            <chart:grid chart:style-name="ch9" chart:class="major"/>
          </chart:axis>
          <chart:series chart:style-name="ch10" chart:values-cell-range-address="alwaysCooperate1v10.B2:alwaysCooperate1v10.B51" chart:label-cell-address="alwaysCooperate1v10.B1:alwaysCooperate1v10.B1" chart:class="chart:line">
            <chart:data-point chart:repeated="50"/>
          </chart:series>
          <chart:series chart:style-name="ch11" chart:values-cell-range-address="alwaysCooperate1v10.D2:alwaysCooperate1v10.D51" chart:label-cell-address="alwaysCooperate1v10.D1:alwaysCooperate1v10.D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ersity
(Memory Length 10)</text:p>
                <draw:g>
                  <svg:desc>alwaysCooperate1v10.B1:alwaysCooperate1v10.B1</svg:desc>
                </draw:g>
              </table:table-cell>
              <table:table-cell office:value-type="string">
                <text:p>Diversity
(Memory Length: 1)</text:p>
                <draw:g>
                  <svg:desc>alwaysCooperate1v10.D1:alwaysCooperate1v1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lwaysCooperate1v10.B2:alwaysCooperate1v10.B51</svg:desc>
                </draw:g>
              </table:table-cell>
              <table:table-cell office:value-type="float" office:value="0.08">
                <text:p>0.08</text:p>
                <draw:g>
                  <svg:desc>alwaysCooperate1v10.D2:alwaysCooperate1v10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cm" xlink:href=".." xlink:type="simple" chart:class="chart:line" chart:style-name="ch1">
        <chart:title svg:x="3.927cm" svg:y="0.315cm" chart:style-name="ch2">
          <text:p>Average Fitness for Memories 1 and 10 
for Always Defect</text:p>
        </chart:title>
        <chart:legend chart:legend-position="end" svg:x="11.491cm" svg:y="3.555cm" style:legend-expansion="high" chart:style-name="ch3"/>
        <chart:plot-area chart:style-name="ch4" table:cell-range-address="alwaysDefect1v10.A1:alwaysDefect1v10.A51 alwaysDefect1v10.C1:alwaysDefect1v10.C51" chart:data-source-has-labels="row" svg:x="1.331cm" svg:y="1.778cm" svg:width="9.84cm" svg:height="6.061cm">
          <chart:coordinate-region svg:x="2.058cm" svg:y="1.977cm" svg:width="9.113cm" svg:height="5.07cm"/>
          <chart:axis chart:dimension="x" chart:name="primary-x" chart:style-name="ch5">
            <chart:title svg:x="4.805cm" svg:y="8.019cm" chart:style-name="ch6">
              <text:p>Generation Number</text:p>
            </chart:title>
          </chart:axis>
          <chart:axis chart:dimension="y" chart:name="primary-y" chart:style-name="ch7">
            <chart:title svg:x="0.451cm" svg:y="6.585cm" chart:style-name="ch8">
              <text:p>Average Fitness (payoff)</text:p>
            </chart:title>
            <chart:grid chart:style-name="ch9" chart:class="major"/>
          </chart:axis>
          <chart:series chart:style-name="ch10" chart:values-cell-range-address="alwaysDefect1v10.A2:alwaysDefect1v10.A51" chart:label-cell-address="alwaysDefect1v10.A1:alwaysDefect1v10.A1" chart:class="chart:line">
            <chart:data-point chart:repeated="50"/>
          </chart:series>
          <chart:series chart:style-name="ch11" chart:values-cell-range-address="alwaysDefect1v10.C2:alwaysDefect1v10.C51" chart:label-cell-address="alwaysDefect1v10.C1:alwaysDefect1v10.C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Fitness 
(Memory Length: 10)</text:p>
                <draw:g>
                  <svg:desc>alwaysDefect1v10.A1:alwaysDefect1v10.A1</svg:desc>
                </draw:g>
              </table:table-cell>
              <table:table-cell office:value-type="string">
                <text:p>Average Fitness 
(Memory Length: 1)</text:p>
                <draw:g>
                  <svg:desc>alwaysDefect1v10.C1:alwaysDefect1v1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alwaysDefect1v10.A2:alwaysDefect1v10.A51</svg:desc>
                </draw:g>
              </table:table-cell>
              <table:table-cell office:value-type="float" office:value="0.44">
                <text:p>0.44</text:p>
                <draw:g>
                  <svg:desc>alwaysDefect1v10.C2:alwaysDefect1v10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title svg:x="3.49cm" svg:y="0.315cm" chart:style-name="ch2">
          <text:p>Normalized Diversity for Memories 1 and 10 
for Always Defect</text:p>
        </chart:title>
        <chart:legend chart:legend-position="end" svg:x="11.571cm" svg:y="3.555cm" style:legend-expansion="high" chart:style-name="ch3"/>
        <chart:plot-area chart:style-name="ch4" table:cell-range-address="alwaysDefect1v10.B1:alwaysDefect1v10.B51 alwaysDefect1v10.D1:alwaysDefect1v10.D51" chart:data-source-has-labels="row" svg:x="1.331cm" svg:y="1.778cm" svg:width="9.92cm" svg:height="6.061cm">
          <chart:coordinate-region svg:x="2.058cm" svg:y="1.977cm" svg:width="9.193cm" svg:height="5.07cm"/>
          <chart:axis chart:dimension="x" chart:name="primary-x" chart:style-name="ch5">
            <chart:title svg:x="4.845cm" svg:y="8.019cm" chart:style-name="ch6">
              <text:p>Generation Number</text:p>
            </chart:title>
          </chart:axis>
          <chart:axis chart:dimension="y" chart:name="primary-y" chart:style-name="ch7">
            <chart:title svg:x="0.451cm" svg:y="6.32cm" chart:style-name="ch8">
              <text:p>Normalized Diversity</text:p>
            </chart:title>
            <chart:grid chart:style-name="ch9" chart:class="major"/>
          </chart:axis>
          <chart:series chart:style-name="ch10" chart:values-cell-range-address="alwaysDefect1v10.B2:alwaysDefect1v10.B51" chart:label-cell-address="alwaysDefect1v10.B1:alwaysDefect1v10.B1" chart:class="chart:line">
            <chart:data-point chart:repeated="50"/>
          </chart:series>
          <chart:series chart:style-name="ch11" chart:values-cell-range-address="alwaysDefect1v10.D2:alwaysDefect1v10.D51" chart:label-cell-address="alwaysDefect1v10.D1:alwaysDefect1v10.D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ersity
(Memory Length 10)</text:p>
                <draw:g>
                  <svg:desc>alwaysDefect1v10.B1:alwaysDefect1v10.B1</svg:desc>
                </draw:g>
              </table:table-cell>
              <table:table-cell office:value-type="string">
                <text:p>Diversity
(Memory Length: 1)</text:p>
                <draw:g>
                  <svg:desc>alwaysDefect1v10.D1:alwaysDefect1v1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lwaysDefect1v10.B2:alwaysDefect1v10.B51</svg:desc>
                </draw:g>
              </table:table-cell>
              <table:table-cell office:value-type="float" office:value="0.08">
                <text:p>0.08</text:p>
                <draw:g>
                  <svg:desc>alwaysDefect1v10.D2:alwaysDefect1v10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cm" xlink:href=".." xlink:type="simple" chart:class="chart:line" chart:style-name="ch1">
        <chart:title svg:x="3.927cm" svg:y="0.315cm" chart:style-name="ch2">
          <text:p>Average Fitness for Memories 1 and 10 
for Tit for Tat</text:p>
        </chart:title>
        <chart:legend chart:legend-position="end" svg:x="11.491cm" svg:y="3.555cm" style:legend-expansion="high" chart:style-name="ch3"/>
        <chart:plot-area chart:style-name="ch4" table:cell-range-address="titForTat1v10.A1:titForTat1v10.A51 titForTat1v10.C1:titForTat1v10.C51" chart:data-source-has-labels="row" svg:x="1.331cm" svg:y="1.778cm" svg:width="9.84cm" svg:height="6.061cm">
          <chart:coordinate-region svg:x="2.058cm" svg:y="1.977cm" svg:width="9.113cm" svg:height="5.07cm"/>
          <chart:axis chart:dimension="x" chart:name="primary-x" chart:style-name="ch5">
            <chart:title svg:x="4.805cm" svg:y="8.019cm" chart:style-name="ch6">
              <text:p>Generation Number</text:p>
            </chart:title>
          </chart:axis>
          <chart:axis chart:dimension="y" chart:name="primary-y" chart:style-name="ch7">
            <chart:title svg:x="0.451cm" svg:y="6.585cm" chart:style-name="ch8">
              <text:p>Average Fitness (payoff)</text:p>
            </chart:title>
            <chart:grid chart:style-name="ch9" chart:class="major"/>
          </chart:axis>
          <chart:series chart:style-name="ch10" chart:values-cell-range-address="titForTat1v10.A2:titForTat1v10.A51" chart:label-cell-address="titForTat1v10.A1:titForTat1v10.A1" chart:class="chart:line">
            <chart:data-point chart:repeated="50"/>
          </chart:series>
          <chart:series chart:style-name="ch11" chart:values-cell-range-address="titForTat1v10.C2:titForTat1v10.C51" chart:label-cell-address="titForTat1v10.C1:titForTat1v10.C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Fitness 
(Memory Length: 10)</text:p>
                <draw:g>
                  <svg:desc>titForTat1v10.A1:titForTat1v10.A1</svg:desc>
                </draw:g>
              </table:table-cell>
              <table:table-cell office:value-type="string">
                <text:p>Average Fitness 
(Memory Length: 1)</text:p>
                <draw:g>
                  <svg:desc>titForTat1v10.C1:titForTat1v1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6">
                <text:p>2.26</text:p>
                <draw:g>
                  <svg:desc>titForTat1v10.A2:titForTat1v10.A51</svg:desc>
                </draw:g>
              </table:table-cell>
              <table:table-cell office:value-type="float" office:value="2.27">
                <text:p>2.27</text:p>
                <draw:g>
                  <svg:desc>titForTat1v10.C2:titForTat1v10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7">
                <text:p>2.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9">
                <text:p>2.99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99">
                <text:p>2.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9">
                <text:p>2.99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9">
                <text:p>2.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9">
                <text:p>2.99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4">
                <text:p>2.9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6">
                <text:p>2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99">
                <text:p>2.99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99">
                <text:p>2.99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99">
                <text:p>2.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9">
                <text:p>2.99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8">
                <text:p>2.98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title svg:x="3.49cm" svg:y="0.315cm" chart:style-name="ch2">
          <text:p>Normalized Diversity for Memories 1 and 10 
for Tit for Tat</text:p>
        </chart:title>
        <chart:legend chart:legend-position="end" svg:x="11.571cm" svg:y="3.555cm" style:legend-expansion="high" chart:style-name="ch3"/>
        <chart:plot-area chart:style-name="ch4" table:cell-range-address="titForTat1v10.B1:titForTat1v10.B51 titForTat1v10.D1:titForTat1v10.D51" chart:data-source-has-labels="row" svg:x="1.331cm" svg:y="1.778cm" svg:width="9.92cm" svg:height="6.061cm">
          <chart:coordinate-region svg:x="2.058cm" svg:y="1.977cm" svg:width="9.193cm" svg:height="5.07cm"/>
          <chart:axis chart:dimension="x" chart:name="primary-x" chart:style-name="ch5">
            <chart:title svg:x="4.845cm" svg:y="8.019cm" chart:style-name="ch6">
              <text:p>Generation Number</text:p>
            </chart:title>
          </chart:axis>
          <chart:axis chart:dimension="y" chart:name="primary-y" chart:style-name="ch7">
            <chart:title svg:x="0.451cm" svg:y="6.32cm" chart:style-name="ch8">
              <text:p>Normalized Diversity</text:p>
            </chart:title>
            <chart:grid chart:style-name="ch9" chart:class="major"/>
          </chart:axis>
          <chart:series chart:style-name="ch10" chart:values-cell-range-address="titForTat1v10.B2:titForTat1v10.B51" chart:label-cell-address="titForTat1v10.B1:titForTat1v10.B1" chart:class="chart:line">
            <chart:data-point chart:repeated="50"/>
          </chart:series>
          <chart:series chart:style-name="ch11" chart:values-cell-range-address="titForTat1v10.D2:titForTat1v10.D51" chart:label-cell-address="titForTat1v10.D1:titForTat1v10.D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ersity
(Memory Length 10)</text:p>
                <draw:g>
                  <svg:desc>titForTat1v10.B1:titForTat1v10.B1</svg:desc>
                </draw:g>
              </table:table-cell>
              <table:table-cell office:value-type="string">
                <text:p>Diversity
(Memory Length: 1)</text:p>
                <draw:g>
                  <svg:desc>titForTat1v10.D1:titForTat1v1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itForTat1v10.B2:titForTat1v10.B51</svg:desc>
                </draw:g>
              </table:table-cell>
              <table:table-cell office:value-type="float" office:value="0.08">
                <text:p>0.08</text:p>
                <draw:g>
                  <svg:desc>titForTat1v10.D2:titForTat1v10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cm" xlink:href=".." xlink:type="simple" chart:class="chart:line" chart:style-name="ch1">
        <chart:title svg:x="3.927cm" svg:y="0.315cm" chart:style-name="ch2">
          <text:p>Average Fitness for Memories 1 and 10 
for All Three</text:p>
        </chart:title>
        <chart:legend chart:legend-position="end" svg:x="11.491cm" svg:y="3.555cm" style:legend-expansion="high" chart:style-name="ch3"/>
        <chart:plot-area chart:style-name="ch4" table:cell-range-address="titForTat1v10_2.A1:titForTat1v10_2.A51 titForTat1v10_2.C1:titForTat1v10_2.C51" chart:data-source-has-labels="row" svg:x="1.331cm" svg:y="1.778cm" svg:width="9.84cm" svg:height="6.061cm">
          <chart:coordinate-region svg:x="1.767cm" svg:y="1.977cm" svg:width="9.404cm" svg:height="5.07cm"/>
          <chart:axis chart:dimension="x" chart:name="primary-x" chart:style-name="ch5">
            <chart:title svg:x="4.805cm" svg:y="8.019cm" chart:style-name="ch6">
              <text:p>Generation Number</text:p>
            </chart:title>
          </chart:axis>
          <chart:axis chart:dimension="y" chart:name="primary-y" chart:style-name="ch7">
            <chart:title svg:x="0.451cm" svg:y="6.585cm" chart:style-name="ch8">
              <text:p>Average Fitness (payoff)</text:p>
            </chart:title>
            <chart:grid chart:style-name="ch9" chart:class="major"/>
          </chart:axis>
          <chart:series chart:style-name="ch10" chart:values-cell-range-address="titForTat1v10_2.A2:titForTat1v10_2.A51" chart:label-cell-address="titForTat1v10_2.A1:titForTat1v10_2.A1" chart:class="chart:line">
            <chart:data-point chart:repeated="50"/>
          </chart:series>
          <chart:series chart:style-name="ch11" chart:values-cell-range-address="titForTat1v10_2.C2:titForTat1v10_2.C51" chart:label-cell-address="titForTat1v10_2.C1:titForTat1v10_2.C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Fitness 
(Memory Length: 10)</text:p>
                <draw:g>
                  <svg:desc>titForTat1v10_2.A1:titForTat1v10_2.A1</svg:desc>
                </draw:g>
              </table:table-cell>
              <table:table-cell office:value-type="string">
                <text:p>Average Fitness 
(Memory Length: 1)</text:p>
                <draw:g>
                  <svg:desc>titForTat1v10_2.C1:titForTat1v10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5">
                <text:p>6.75</text:p>
                <draw:g>
                  <svg:desc>titForTat1v10_2.A2:titForTat1v10_2.A51</svg:desc>
                </draw:g>
              </table:table-cell>
              <table:table-cell office:value-type="float" office:value="6.69">
                <text:p>6.69</text:p>
                <draw:g>
                  <svg:desc>titForTat1v10_2.C2:titForTat1v10_2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24">
                <text:p>7.24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6">
                <text:p>7.26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6">
                <text:p>7.26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24">
                <text:p>7.24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6">
                <text:p>7.26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24">
                <text:p>7.24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25">
                <text:p>7.25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24">
                <text:p>7.24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25">
                <text:p>7.25</text:p>
              </table:table-cell>
              <table:table-cell office:value-type="float" office:value="7.26">
                <text:p>7.2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title svg:x="3.49cm" svg:y="0.315cm" chart:style-name="ch2">
          <text:p>Normalized Diversity for Memories 1 and 10 
for All Three</text:p>
        </chart:title>
        <chart:legend chart:legend-position="end" svg:x="11.571cm" svg:y="3.555cm" style:legend-expansion="high" chart:style-name="ch3"/>
        <chart:plot-area chart:style-name="ch4" table:cell-range-address="titForTat1v10_2.B1:titForTat1v10_2.B51 titForTat1v10_2.D1:titForTat1v10_2.D51" chart:data-source-has-labels="row" svg:x="1.331cm" svg:y="1.778cm" svg:width="9.92cm" svg:height="6.061cm">
          <chart:coordinate-region svg:x="2.058cm" svg:y="1.977cm" svg:width="9.193cm" svg:height="5.07cm"/>
          <chart:axis chart:dimension="x" chart:name="primary-x" chart:style-name="ch5">
            <chart:title svg:x="4.845cm" svg:y="8.019cm" chart:style-name="ch6">
              <text:p>Generation Number</text:p>
            </chart:title>
          </chart:axis>
          <chart:axis chart:dimension="y" chart:name="primary-y" chart:style-name="ch7">
            <chart:title svg:x="0.451cm" svg:y="6.32cm" chart:style-name="ch8">
              <text:p>Normalized Diversity</text:p>
            </chart:title>
            <chart:grid chart:style-name="ch9" chart:class="major"/>
          </chart:axis>
          <chart:series chart:style-name="ch10" chart:values-cell-range-address="titForTat1v10_2.B2:titForTat1v10_2.B51" chart:label-cell-address="titForTat1v10_2.B1:titForTat1v10_2.B1" chart:class="chart:line">
            <chart:data-point chart:repeated="50"/>
          </chart:series>
          <chart:series chart:style-name="ch11" chart:values-cell-range-address="titForTat1v10_2.D2:titForTat1v10_2.D51" chart:label-cell-address="titForTat1v10_2.D1:titForTat1v10_2.D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ersity
(Memory Length 10)</text:p>
                <draw:g>
                  <svg:desc>titForTat1v10_2.B1:titForTat1v10_2.B1</svg:desc>
                </draw:g>
              </table:table-cell>
              <table:table-cell office:value-type="string">
                <text:p>Diversity
(Memory Length: 1)</text:p>
                <draw:g>
                  <svg:desc>titForTat1v10_2.D1:titForTat1v10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itForTat1v10_2.B2:titForTat1v10_2.B51</svg:desc>
                </draw:g>
              </table:table-cell>
              <table:table-cell office:value-type="float" office:value="0.08">
                <text:p>0.08</text:p>
                <draw:g>
                  <svg:desc>titForTat1v10_2.D2:titForTat1v10_2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21cm" svg:height="8.819cm" xlink:href=".." xlink:type="simple" chart:class="chart:line" chart:style-name="ch1">
        <chart:title svg:x="1.765cm" svg:y="0.312cm" chart:style-name="ch2">
          <text:p>Normalized Diversity for Memory 2 against Always Cooperate</text:p>
        </chart:title>
        <chart:legend chart:legend-position="end" svg:x="13.281cm" svg:y="4.11cm" style:legend-expansion="high" chart:style-name="ch3"/>
        <chart:plot-area chart:style-name="ch4" table:cell-range-address="alwaysCooperate2.B1:alwaysCooperate2.B51" chart:data-source-has-labels="row" svg:x="1.329cm" svg:y="1.267cm" svg:width="11.634cm" svg:height="6.395cm">
          <chart:coordinate-region svg:x="2.056cm" svg:y="1.466cm" svg:width="10.907cm" svg:height="5.404cm"/>
          <chart:axis chart:dimension="x" chart:name="primary-x" chart:style-name="ch5">
            <chart:title svg:x="5.7cm" svg:y="7.838cm" chart:style-name="ch6">
              <text:p>Generation Number</text:p>
            </chart:title>
          </chart:axis>
          <chart:axis chart:dimension="y" chart:name="primary-y" chart:style-name="ch7">
            <chart:title svg:x="0.451cm" svg:y="5.976cm" chart:style-name="ch8">
              <text:p>Normalised Diversity</text:p>
            </chart:title>
            <chart:grid chart:style-name="ch9" chart:class="major"/>
          </chart:axis>
          <chart:series chart:style-name="ch10" chart:values-cell-range-address="alwaysCooperate2.B2:alwaysCooperate2.B51" chart:label-cell-address="alwaysCooperate2.B1:alwaysCooperate2.B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ersity</text:p>
                <draw:g>
                  <svg:desc>alwaysCooperate2.B1:alwaysCooperate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">
                <text:p>0.67</text:p>
                <draw:g>
                  <svg:desc>alwaysCooperate2.B2:alwaysCooperate2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3">
                <text:p>0.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2.639cm" svg:y="0.316cm" chart:style-name="ch2">
          <text:p>Average Fitness for Memory 2 against Always Defect</text:p>
        </chart:title>
        <chart:legend chart:legend-position="end" svg:x="12.787cm" svg:y="4.203cm" style:legend-expansion="high" chart:style-name="ch3"/>
        <chart:plot-area chart:style-name="ch4" table:cell-range-address="alwaysDefect2.A1:alwaysDefect2.A51" chart:data-source-has-labels="row" svg:x="1.331cm" svg:y="1.275cm" svg:width="11.136cm" svg:height="6.569cm">
          <chart:coordinate-region svg:x="2.058cm" svg:y="1.474cm" svg:width="10.409cm" svg:height="5.578cm"/>
          <chart:axis chart:dimension="x" chart:name="primary-x" chart:style-name="ch5">
            <chart:title svg:x="5.453cm" svg:y="8.024cm" chart:style-name="ch6">
              <text:p>Generation Number</text:p>
            </chart:title>
          </chart:axis>
          <chart:axis chart:dimension="y" chart:name="primary-y" chart:style-name="ch7">
            <chart:title svg:x="0.451cm" svg:y="6.336cm" chart:style-name="ch8">
              <text:p>Average Fitness (payoff)</text:p>
            </chart:title>
            <chart:grid chart:style-name="ch9" chart:class="major"/>
          </chart:axis>
          <chart:series chart:style-name="ch10" chart:values-cell-range-address="alwaysDefect2.A2:alwaysDefect2.A51" chart:label-cell-address="alwaysDefect2.A1:alwaysDefect2.A1" chart:class="chart:bar">
            <chart:data-point chart:repeated="41"/>
            <chart:data-point chart:style-name="ch11"/>
            <chart:data-point chart:repeated="4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Fitness</text:p>
                <draw:g>
                  <svg:desc>alwaysDefect2.A1:alwaysDefect2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">
                <text:p>0.55</text:p>
                <draw:g>
                  <svg:desc>alwaysDefect2.A2:alwaysDefect2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21cm" svg:height="8.819cm" xlink:href=".." xlink:type="simple" chart:class="chart:line" chart:style-name="ch1">
        <chart:title svg:x="2.162cm" svg:y="0.312cm" chart:style-name="ch2">
          <text:p>Normalized Diversity for Memory 2 against Always Defect</text:p>
        </chart:title>
        <chart:legend chart:legend-position="end" svg:x="13.281cm" svg:y="4.11cm" style:legend-expansion="high" chart:style-name="ch3"/>
        <chart:plot-area chart:style-name="ch4" table:cell-range-address="alwaysDefect2.B1:alwaysDefect2.B51" chart:data-source-has-labels="row" svg:x="1.329cm" svg:y="1.267cm" svg:width="11.634cm" svg:height="6.395cm">
          <chart:coordinate-region svg:x="2.056cm" svg:y="1.466cm" svg:width="10.907cm" svg:height="5.404cm"/>
          <chart:axis chart:dimension="x" chart:name="primary-x" chart:style-name="ch5">
            <chart:title svg:x="5.7cm" svg:y="7.838cm" chart:style-name="ch6">
              <text:p>Generation Number</text:p>
            </chart:title>
          </chart:axis>
          <chart:axis chart:dimension="y" chart:name="primary-y" chart:style-name="ch7">
            <chart:title svg:x="0.451cm" svg:y="5.976cm" chart:style-name="ch8">
              <text:p>Normalised Diversity</text:p>
            </chart:title>
            <chart:grid chart:style-name="ch9" chart:class="major"/>
          </chart:axis>
          <chart:series chart:style-name="ch10" chart:values-cell-range-address="alwaysDefect2.B2:alwaysDefect2.B51" chart:label-cell-address="alwaysDefect2.B1:alwaysDefect2.B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ersity</text:p>
                <draw:g>
                  <svg:desc>alwaysDefect2.B1:alwaysDefec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">
                <text:p>0.69</text:p>
                <draw:g>
                  <svg:desc>alwaysDefect2.B2:alwaysDefect2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">
                <text:p>0.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3.102cm" svg:y="0.316cm" chart:style-name="ch2">
          <text:p>Average Fitness for Memory 2 against Tit for Tat</text:p>
        </chart:title>
        <chart:legend chart:legend-position="end" svg:x="12.787cm" svg:y="4.203cm" style:legend-expansion="high" chart:style-name="ch3"/>
        <chart:plot-area chart:style-name="ch4" table:cell-range-address="titForTat2.A1:titForTat2.A51" chart:data-source-has-labels="row" svg:x="1.331cm" svg:y="1.275cm" svg:width="11.136cm" svg:height="6.569cm">
          <chart:coordinate-region svg:x="2.058cm" svg:y="1.474cm" svg:width="10.409cm" svg:height="5.578cm"/>
          <chart:axis chart:dimension="x" chart:name="primary-x" chart:style-name="ch5">
            <chart:title svg:x="5.453cm" svg:y="8.024cm" chart:style-name="ch6">
              <text:p>Generation Number</text:p>
            </chart:title>
          </chart:axis>
          <chart:axis chart:dimension="y" chart:name="primary-y" chart:style-name="ch7">
            <chart:title svg:x="0.451cm" svg:y="6.336cm" chart:style-name="ch8">
              <text:p>Average Fitness (payoff)</text:p>
            </chart:title>
            <chart:grid chart:style-name="ch9" chart:class="major"/>
          </chart:axis>
          <chart:series chart:style-name="ch10" chart:values-cell-range-address="titForTat2.A2:titForTat2.A51" chart:label-cell-address="titForTat2.A1:titForTat2.A1" chart:class="chart:bar">
            <chart:data-point chart:repeated="41"/>
            <chart:data-point chart:style-name="ch11"/>
            <chart:data-point chart:repeated="4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Fitness</text:p>
                <draw:g>
                  <svg:desc>titForTat2.A1:titForTat2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8">
                <text:p>2.18</text:p>
                <draw:g>
                  <svg:desc>titForTat2.A2:titForTat2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21cm" svg:height="8.819cm" xlink:href=".." xlink:type="simple" chart:class="chart:line" chart:style-name="ch1">
        <chart:title svg:x="2.625cm" svg:y="0.312cm" chart:style-name="ch2">
          <text:p>Normalized Diversity for Memory 2 against Tit for Tat</text:p>
        </chart:title>
        <chart:legend chart:legend-position="end" svg:x="13.281cm" svg:y="4.11cm" style:legend-expansion="high" chart:style-name="ch3"/>
        <chart:plot-area chart:style-name="ch4" table:cell-range-address="titForTat2.B1:titForTat2.B51" chart:data-source-has-labels="row" svg:x="1.329cm" svg:y="1.267cm" svg:width="11.634cm" svg:height="6.395cm">
          <chart:coordinate-region svg:x="2.056cm" svg:y="1.466cm" svg:width="10.907cm" svg:height="5.404cm"/>
          <chart:axis chart:dimension="x" chart:name="primary-x" chart:style-name="ch5">
            <chart:title svg:x="5.7cm" svg:y="7.838cm" chart:style-name="ch6">
              <text:p>Generation Number</text:p>
            </chart:title>
          </chart:axis>
          <chart:axis chart:dimension="y" chart:name="primary-y" chart:style-name="ch7">
            <chart:title svg:x="0.451cm" svg:y="5.976cm" chart:style-name="ch8">
              <text:p>Normalised Diversity</text:p>
            </chart:title>
            <chart:grid chart:style-name="ch9" chart:class="major"/>
          </chart:axis>
          <chart:series chart:style-name="ch10" chart:values-cell-range-address="titForTat2.B2:titForTat2.B51" chart:label-cell-address="titForTat2.B1:titForTat2.B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ersity</text:p>
                <draw:g>
                  <svg:desc>titForTat2.B1:titForTa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">
                <text:p>0.66</text:p>
                <draw:g>
                  <svg:desc>titForTat2.B2:titForTat2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">
                <text:p>0.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8000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3.168cm" svg:y="0.316cm" chart:style-name="ch2">
          <text:p>Average Fitness for Memory 2 against All Three</text:p>
        </chart:title>
        <chart:legend chart:legend-position="end" svg:x="12.787cm" svg:y="4.203cm" style:legend-expansion="high" chart:style-name="ch3"/>
        <chart:plot-area chart:style-name="ch4" table:cell-range-address="titForTat2_2.A1:titForTat2_2.A51" chart:data-source-has-labels="row" svg:x="1.331cm" svg:y="1.275cm" svg:width="11.136cm" svg:height="6.569cm">
          <chart:coordinate-region svg:x="1.767cm" svg:y="1.474cm" svg:width="10.7cm" svg:height="5.578cm"/>
          <chart:axis chart:dimension="x" chart:name="primary-x" chart:style-name="ch5">
            <chart:title svg:x="5.453cm" svg:y="8.024cm" chart:style-name="ch6">
              <text:p>Generation Number</text:p>
            </chart:title>
          </chart:axis>
          <chart:axis chart:dimension="y" chart:name="primary-y" chart:style-name="ch7">
            <chart:title svg:x="0.451cm" svg:y="6.336cm" chart:style-name="ch8">
              <text:p>Average Fitness (payoff)</text:p>
            </chart:title>
            <chart:grid chart:style-name="ch9" chart:class="major"/>
          </chart:axis>
          <chart:series chart:style-name="ch10" chart:values-cell-range-address="titForTat2_2.A2:titForTat2_2.A51" chart:label-cell-address="titForTat2_2.A1:titForTat2_2.A1" chart:class="chart:bar">
            <chart:data-point chart:repeated="41"/>
            <chart:data-point chart:style-name="ch11"/>
            <chart:data-point chart:repeated="4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Fitness</text:p>
                <draw:g>
                  <svg:desc>titForTat2_2.A1:titForTat2_2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8">
                <text:p>6.8</text:p>
                <draw:g>
                  <svg:desc>titForTat2_2.A2:titForTat2_2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26">
                <text:p>7.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21cm" svg:height="8.819cm" xlink:href=".." xlink:type="simple" chart:class="chart:line" chart:style-name="ch1">
        <chart:title svg:x="2.678cm" svg:y="0.312cm" chart:style-name="ch2">
          <text:p>Normalized Diversity for Memory 2 against All Three</text:p>
        </chart:title>
        <chart:legend chart:legend-position="end" svg:x="13.281cm" svg:y="4.11cm" style:legend-expansion="high" chart:style-name="ch3"/>
        <chart:plot-area chart:style-name="ch4" table:cell-range-address="titForTat2_2.B1:titForTat2_2.B51" chart:data-source-has-labels="row" svg:x="1.329cm" svg:y="1.267cm" svg:width="11.634cm" svg:height="6.395cm">
          <chart:coordinate-region svg:x="2.056cm" svg:y="1.466cm" svg:width="10.907cm" svg:height="5.404cm"/>
          <chart:axis chart:dimension="x" chart:name="primary-x" chart:style-name="ch5">
            <chart:title svg:x="5.7cm" svg:y="7.838cm" chart:style-name="ch6">
              <text:p>Generation Number</text:p>
            </chart:title>
          </chart:axis>
          <chart:axis chart:dimension="y" chart:name="primary-y" chart:style-name="ch7">
            <chart:title svg:x="0.451cm" svg:y="5.976cm" chart:style-name="ch8">
              <text:p>Normalised Diversity</text:p>
            </chart:title>
            <chart:grid chart:style-name="ch9" chart:class="major"/>
          </chart:axis>
          <chart:series chart:style-name="ch10" chart:values-cell-range-address="titForTat2_2.B2:titForTat2_2.B51" chart:label-cell-address="titForTat2_2.B1:titForTat2_2.B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ersity</text:p>
                <draw:g>
                  <svg:desc>titForTat2_2.B1:titForTat2_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titForTat2_2.B2:titForTat2_2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3">
                <text:p>0.1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973cm" svg:height="12.36cm" xlink:href=".." xlink:type="simple" chart:class="chart:line" chart:style-name="ch1">
        <chart:title svg:x="4.645cm" svg:y="0.382cm" chart:style-name="ch2">
          <text:p>Normalized Diversity over Generations for Range of Memories 
(Population: 100, Rounds: 50)</text:p>
        </chart:title>
        <chart:legend chart:legend-position="end" svg:x="18.909cm" svg:y="3.64cm" style:legend-expansion="high" chart:style-name="ch3"/>
        <chart:plot-area chart:style-name="ch4" table:cell-range-address="combined_diversity.A1:combined_diversity.J51" chart:data-source-has-labels="row" svg:x="1.45cm" svg:y="1.912cm" svg:width="17.02cm" svg:height="9.22cm">
          <chart:coordinate-region svg:x="2.177cm" svg:y="2.111cm" svg:width="16.293cm" svg:height="8.229cm"/>
          <chart:axis chart:dimension="x" chart:name="primary-x" chart:style-name="ch5">
            <chart:title svg:x="8.514cm" svg:y="11.379cm" chart:style-name="ch6">
              <text:p>Generation Number</text:p>
            </chart:title>
          </chart:axis>
          <chart:axis chart:dimension="y" chart:name="primary-y" chart:style-name="ch7">
            <chart:title svg:x="0.451cm" svg:y="8.034cm" chart:style-name="ch8">
              <text:p>Normalized Diversity</text:p>
            </chart:title>
            <chart:grid chart:style-name="ch9" chart:class="major"/>
          </chart:axis>
          <chart:series chart:style-name="ch10" chart:values-cell-range-address="combined_diversity.A2:combined_diversity.A51" chart:label-cell-address="combined_diversity.A1:combined_diversity.A1" chart:class="chart:line">
            <chart:data-point chart:repeated="50"/>
          </chart:series>
          <chart:series chart:style-name="ch11" chart:values-cell-range-address="combined_diversity.B2:combined_diversity.B51" chart:label-cell-address="combined_diversity.B1:combined_diversity.B1" chart:class="chart:line">
            <chart:data-point chart:repeated="50"/>
          </chart:series>
          <chart:series chart:style-name="ch12" chart:values-cell-range-address="combined_diversity.C2:combined_diversity.C51" chart:label-cell-address="combined_diversity.C1:combined_diversity.C1" chart:class="chart:line">
            <chart:data-point chart:repeated="50"/>
          </chart:series>
          <chart:series chart:style-name="ch13" chart:values-cell-range-address="combined_diversity.D2:combined_diversity.D51" chart:label-cell-address="combined_diversity.D1:combined_diversity.D1" chart:class="chart:line">
            <chart:data-point chart:repeated="50"/>
          </chart:series>
          <chart:series chart:style-name="ch14" chart:values-cell-range-address="combined_diversity.E2:combined_diversity.E51" chart:label-cell-address="combined_diversity.E1:combined_diversity.E1" chart:class="chart:line">
            <chart:data-point chart:repeated="50"/>
          </chart:series>
          <chart:series chart:style-name="ch15" chart:values-cell-range-address="combined_diversity.F2:combined_diversity.F51" chart:label-cell-address="combined_diversity.F1:combined_diversity.F1" chart:class="chart:line">
            <chart:data-point chart:repeated="50"/>
          </chart:series>
          <chart:series chart:style-name="ch16" chart:values-cell-range-address="combined_diversity.G2:combined_diversity.G51" chart:label-cell-address="combined_diversity.G1:combined_diversity.G1" chart:class="chart:line">
            <chart:data-point chart:repeated="50"/>
          </chart:series>
          <chart:series chart:style-name="ch17" chart:values-cell-range-address="combined_diversity.H2:combined_diversity.H51" chart:label-cell-address="combined_diversity.H1:combined_diversity.H1" chart:class="chart:line">
            <chart:data-point chart:repeated="50"/>
          </chart:series>
          <chart:series chart:style-name="ch18" chart:values-cell-range-address="combined_diversity.I2:combined_diversity.I51" chart:label-cell-address="combined_diversity.I1:combined_diversity.I1" chart:class="chart:line">
            <chart:data-point chart:repeated="50"/>
          </chart:series>
          <chart:series chart:style-name="ch19" chart:values-cell-range-address="combined_diversity.J2:combined_diversity.J51" chart:label-cell-address="combined_diversity.J1:combined_diversity.J1" chart:class="chart:line">
            <chart:data-point chart:repeated="5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 1</text:p>
                <draw:g>
                  <svg:desc>combined_diversity.A1:combined_diversity.A1</svg:desc>
                </draw:g>
              </table:table-cell>
              <table:table-cell office:value-type="string">
                <text:p>Memory 2</text:p>
                <draw:g>
                  <svg:desc>combined_diversity.B1:combined_diversity.B1</svg:desc>
                </draw:g>
              </table:table-cell>
              <table:table-cell office:value-type="string">
                <text:p>Memory 3</text:p>
                <draw:g>
                  <svg:desc>combined_diversity.C1:combined_diversity.C1</svg:desc>
                </draw:g>
              </table:table-cell>
              <table:table-cell office:value-type="string">
                <text:p>Memory 4</text:p>
                <draw:g>
                  <svg:desc>combined_diversity.D1:combined_diversity.D1</svg:desc>
                </draw:g>
              </table:table-cell>
              <table:table-cell office:value-type="string">
                <text:p>Memory 5</text:p>
                <draw:g>
                  <svg:desc>combined_diversity.E1:combined_diversity.E1</svg:desc>
                </draw:g>
              </table:table-cell>
              <table:table-cell office:value-type="string">
                <text:p>Memory 6</text:p>
                <draw:g>
                  <svg:desc>combined_diversity.F1:combined_diversity.F1</svg:desc>
                </draw:g>
              </table:table-cell>
              <table:table-cell office:value-type="string">
                <text:p>Memory 7</text:p>
                <draw:g>
                  <svg:desc>combined_diversity.G1:combined_diversity.G1</svg:desc>
                </draw:g>
              </table:table-cell>
              <table:table-cell office:value-type="string">
                <text:p>Memory 8</text:p>
                <draw:g>
                  <svg:desc>combined_diversity.H1:combined_diversity.H1</svg:desc>
                </draw:g>
              </table:table-cell>
              <table:table-cell office:value-type="string">
                <text:p>Memory 9</text:p>
                <draw:g>
                  <svg:desc>combined_diversity.I1:combined_diversity.I1</svg:desc>
                </draw:g>
              </table:table-cell>
              <table:table-cell office:value-type="string">
                <text:p>Memory 10</text:p>
                <draw:g>
                  <svg:desc>combined_diversity.J1:combined_diversit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combined_diversity.A2:combined_diversity.A51</svg:desc>
                </draw:g>
              </table:table-cell>
              <table:table-cell office:value-type="float" office:value="0.62">
                <text:p>0.62</text:p>
                <draw:g>
                  <svg:desc>combined_diversity.B2:combined_diversity.B51</svg:desc>
                </draw:g>
              </table:table-cell>
              <table:table-cell office:value-type="float" office:value="1">
                <text:p>1</text:p>
                <draw:g>
                  <svg:desc>combined_diversity.C2:combined_diversity.C51</svg:desc>
                </draw:g>
              </table:table-cell>
              <table:table-cell office:value-type="float" office:value="1">
                <text:p>1</text:p>
                <draw:g>
                  <svg:desc>combined_diversity.D2:combined_diversity.D51</svg:desc>
                </draw:g>
              </table:table-cell>
              <table:table-cell office:value-type="float" office:value="1">
                <text:p>1</text:p>
                <draw:g>
                  <svg:desc>combined_diversity.E2:combined_diversity.E51</svg:desc>
                </draw:g>
              </table:table-cell>
              <table:table-cell office:value-type="float" office:value="1">
                <text:p>1</text:p>
                <draw:g>
                  <svg:desc>combined_diversity.F2:combined_diversity.F51</svg:desc>
                </draw:g>
              </table:table-cell>
              <table:table-cell office:value-type="float" office:value="1">
                <text:p>1</text:p>
                <draw:g>
                  <svg:desc>combined_diversity.G2:combined_diversity.G51</svg:desc>
                </draw:g>
              </table:table-cell>
              <table:table-cell office:value-type="float" office:value="1">
                <text:p>1</text:p>
                <draw:g>
                  <svg:desc>combined_diversity.H2:combined_diversity.H51</svg:desc>
                </draw:g>
              </table:table-cell>
              <table:table-cell office:value-type="float" office:value="1">
                <text:p>1</text:p>
                <draw:g>
                  <svg:desc>combined_diversity.I2:combined_diversity.I51</svg:desc>
                </draw:g>
              </table:table-cell>
              <table:table-cell office:value-type="float" office:value="1">
                <text:p>1</text:p>
                <draw:g>
                  <svg:desc>combined_diversity.J2:combined_diversity.J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3">
                <text:p>0.23</text:p>
              </table:table-cell>
              <table:table-cell office:value-type="float" office:value="0.83">
                <text:p>0.83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13">
                <text:p>0.13</text:p>
              </table:table-cell>
              <table:table-cell office:value-type="float" office:value="0.86">
                <text:p>0.86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0.13">
                <text:p>0.13</text:p>
              </table:table-cell>
              <table:table-cell office:value-type="float" office:value="0.76">
                <text:p>0.76</text:p>
              </table:table-cell>
              <table:table-cell office:value-type="float" office:value="0.95">
                <text:p>0.95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0.81">
                <text:p>0.81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.11">
                <text:p>0.11</text:p>
              </table:table-cell>
              <table:table-cell office:value-type="float" office:value="0.83">
                <text:p>0.83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">
                <text:p>0.03</text:p>
              </table:table-cell>
              <table:table-cell office:value-type="float" office:value="0.16">
                <text:p>0.16</text:p>
              </table:table-cell>
              <table:table-cell office:value-type="float" office:value="0.83">
                <text:p>0.83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">
                <text:p>0.02</text:p>
              </table:table-cell>
              <table:table-cell office:value-type="float" office:value="0.14">
                <text:p>0.14</text:p>
              </table:table-cell>
              <table:table-cell office:value-type="float" office:value="0.79">
                <text:p>0.79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">
                <text:p>0.02</text:p>
              </table:table-cell>
              <table:table-cell office:value-type="float" office:value="0.15">
                <text:p>0.15</text:p>
              </table:table-cell>
              <table:table-cell office:value-type="float" office:value="0.82">
                <text:p>0.82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0.15">
                <text:p>0.15</text:p>
              </table:table-cell>
              <table:table-cell office:value-type="float" office:value="0.7">
                <text:p>0.7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0.15">
                <text:p>0.15</text:p>
              </table:table-cell>
              <table:table-cell office:value-type="float" office:value="0.77">
                <text:p>0.77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.79">
                <text:p>0.79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.67">
                <text:p>0.67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">
                <text:p>0.02</text:p>
              </table:table-cell>
              <table:table-cell office:value-type="float" office:value="0.14">
                <text:p>0.14</text:p>
              </table:table-cell>
              <table:table-cell office:value-type="float" office:value="0.85">
                <text:p>0.85</text:p>
              </table:table-cell>
              <table:table-cell office:value-type="float" office:value="0.94">
                <text:p>0.94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">
                <text:p>0.01</text:p>
              </table:table-cell>
              <table:table-cell office:value-type="float" office:value="0.16">
                <text:p>0.16</text:p>
              </table:table-cell>
              <table:table-cell office:value-type="float" office:value="0.8">
                <text:p>0.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">
                <text:p>0.02</text:p>
              </table:table-cell>
              <table:table-cell office:value-type="float" office:value="0.17">
                <text:p>0.17</text:p>
              </table:table-cell>
              <table:table-cell office:value-type="float" office:value="0.77">
                <text:p>0.77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">
                <text:p>0.02</text:p>
              </table:table-cell>
              <table:table-cell office:value-type="float" office:value="0.11">
                <text:p>0.11</text:p>
              </table:table-cell>
              <table:table-cell office:value-type="float" office:value="0.83">
                <text:p>0.83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">
                <text:p>0.02</text:p>
              </table:table-cell>
              <table:table-cell office:value-type="float" office:value="0.14">
                <text:p>0.14</text:p>
              </table:table-cell>
              <table:table-cell office:value-type="float" office:value="0.78">
                <text:p>0.78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">
                <text:p>0.02</text:p>
              </table:table-cell>
              <table:table-cell office:value-type="float" office:value="0.14">
                <text:p>0.14</text:p>
              </table:table-cell>
              <table:table-cell office:value-type="float" office:value="0.79">
                <text:p>0.79</text:p>
              </table:table-cell>
              <table:table-cell office:value-type="float" office:value="0.94">
                <text:p>0.94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  <table:table-cell office:value-type="float" office:value="0.79">
                <text:p>0.79</text:p>
              </table:table-cell>
              <table:table-cell office:value-type="float" office:value="0.93">
                <text:p>0.93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0.15">
                <text:p>0.15</text:p>
              </table:table-cell>
              <table:table-cell office:value-type="float" office:value="0.82">
                <text:p>0.82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.84">
                <text:p>0.84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">
                <text:p>0.01</text:p>
              </table:table-cell>
              <table:table-cell office:value-type="float" office:value="0.17">
                <text:p>0.17</text:p>
              </table:table-cell>
              <table:table-cell office:value-type="float" office:value="0.8">
                <text:p>0.8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">
                <text:p>0.02</text:p>
              </table:table-cell>
              <table:table-cell office:value-type="float" office:value="0.17">
                <text:p>0.17</text:p>
              </table:table-cell>
              <table:table-cell office:value-type="float" office:value="0.84">
                <text:p>0.84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">
                <text:p>0.01</text:p>
              </table:table-cell>
              <table:table-cell office:value-type="float" office:value="0.15">
                <text:p>0.15</text:p>
              </table:table-cell>
              <table:table-cell office:value-type="float" office:value="0.8">
                <text:p>0.8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">
                <text:p>0.01</text:p>
              </table:table-cell>
              <table:table-cell office:value-type="float" office:value="0.16">
                <text:p>0.16</text:p>
              </table:table-cell>
              <table:table-cell office:value-type="float" office:value="0.8">
                <text:p>0.8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">
                <text:p>0.02</text:p>
              </table:table-cell>
              <table:table-cell office:value-type="float" office:value="0.16">
                <text:p>0.16</text:p>
              </table:table-cell>
              <table:table-cell office:value-type="float" office:value="0.71">
                <text:p>0.71</text:p>
              </table:table-cell>
              <table:table-cell office:value-type="float" office:value="0.95">
                <text:p>0.95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">
                <text:p>0.03</text:p>
              </table:table-cell>
              <table:table-cell office:value-type="float" office:value="0.16">
                <text:p>0.16</text:p>
              </table:table-cell>
              <table:table-cell office:value-type="float" office:value="0.78">
                <text:p>0.78</text:p>
              </table:table-cell>
              <table:table-cell office:value-type="float" office:value="0.94">
                <text:p>0.94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">
                <text:p>0.03</text:p>
              </table:table-cell>
              <table:table-cell office:value-type="float" office:value="0.16">
                <text:p>0.16</text:p>
              </table:table-cell>
              <table:table-cell office:value-type="float" office:value="0.74">
                <text:p>0.74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">
                <text:p>0.01</text:p>
              </table:table-cell>
              <table:table-cell office:value-type="float" office:value="0.16">
                <text:p>0.16</text:p>
              </table:table-cell>
              <table:table-cell office:value-type="float" office:value="0.79">
                <text:p>0.79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">
                <text:p>0.04</text:p>
              </table:table-cell>
              <table:table-cell office:value-type="float" office:value="0.14">
                <text:p>0.14</text:p>
              </table:table-cell>
              <table:table-cell office:value-type="float" office:value="0.79">
                <text:p>0.7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  <table:table-cell office:value-type="float" office:value="0.77">
                <text:p>0.77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">
                <text:p>0.04</text:p>
              </table:table-cell>
              <table:table-cell office:value-type="float" office:value="0.16">
                <text:p>0.16</text:p>
              </table:table-cell>
              <table:table-cell office:value-type="float" office:value="0.86">
                <text:p>0.86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  <table:table-cell office:value-type="float" office:value="0.79">
                <text:p>0.79</text:p>
              </table:table-cell>
              <table:table-cell office:value-type="float" office:value="0.95">
                <text:p>0.9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">
                <text:p>0.01</text:p>
              </table:table-cell>
              <table:table-cell office:value-type="float" office:value="0.19">
                <text:p>0.19</text:p>
              </table:table-cell>
              <table:table-cell office:value-type="float" office:value="0.78">
                <text:p>0.78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.83">
                <text:p>0.83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">
                <text:p>0.02</text:p>
              </table:table-cell>
              <table:table-cell office:value-type="float" office:value="0.13">
                <text:p>0.13</text:p>
              </table:table-cell>
              <table:table-cell office:value-type="float" office:value="0.75">
                <text:p>0.75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">
                <text:p>0.03</text:p>
              </table:table-cell>
              <table:table-cell office:value-type="float" office:value="0.16">
                <text:p>0.16</text:p>
              </table:table-cell>
              <table:table-cell office:value-type="float" office:value="0.74">
                <text:p>0.74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">
                <text:p>0.02</text:p>
              </table:table-cell>
              <table:table-cell office:value-type="float" office:value="0.13">
                <text:p>0.13</text:p>
              </table:table-cell>
              <table:table-cell office:value-type="float" office:value="0.75">
                <text:p>0.75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">
                <text:p>0.02</text:p>
              </table:table-cell>
              <table:table-cell office:value-type="float" office:value="0.17">
                <text:p>0.17</text:p>
              </table:table-cell>
              <table:table-cell office:value-type="float" office:value="0.85">
                <text:p>0.85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">
                <text:p>0.02</text:p>
              </table:table-cell>
              <table:table-cell office:value-type="float" office:value="0.17">
                <text:p>0.17</text:p>
              </table:table-cell>
              <table:table-cell office:value-type="float" office:value="0.73">
                <text:p>0.73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">
                <text:p>0.02</text:p>
              </table:table-cell>
              <table:table-cell office:value-type="float" office:value="0.15">
                <text:p>0.15</text:p>
              </table:table-cell>
              <table:table-cell office:value-type="float" office:value="0.81">
                <text:p>0.8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.78">
                <text:p>0.7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.82">
                <text:p>0.82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">
                <text:p>0.01</text:p>
              </table:table-cell>
              <table:table-cell office:value-type="float" office:value="0.18">
                <text:p>0.18</text:p>
              </table:table-cell>
              <table:table-cell office:value-type="float" office:value="0.84">
                <text:p>0.84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">
                <text:p>0.01</text:p>
              </table:table-cell>
              <table:table-cell office:value-type="float" office:value="0.17">
                <text:p>0.17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">
                <text:p>0.01</text:p>
              </table:table-cell>
              <table:table-cell office:value-type="float" office:value="0.16">
                <text:p>0.16</text:p>
              </table:table-cell>
              <table:table-cell office:value-type="float" office:value="0.87">
                <text:p>0.87</text:p>
              </table:table-cell>
              <table:table-cell office:value-type="float" office:value="0.99">
                <text:p>0.99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">
                <text:p>0.04</text:p>
              </table:table-cell>
              <table:table-cell office:value-type="float" office:value="0.15">
                <text:p>0.15</text:p>
              </table:table-cell>
              <table:table-cell office:value-type="float" office:value="0.85">
                <text:p>0.85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">
                <text:p>0.02</text:p>
              </table:table-cell>
              <table:table-cell office:value-type="float" office:value="0.19">
                <text:p>0.19</text:p>
              </table:table-cell>
              <table:table-cell office:value-type="float" office:value="0.91">
                <text:p>0.91</text:p>
              </table:table-cell>
              <table:table-cell office:value-type="float" office:value="0.93">
                <text:p>0.93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">
                <text:p>0.04</text:p>
              </table:table-cell>
              <table:table-cell office:value-type="float" office:value="0.18">
                <text:p>0.18</text:p>
              </table:table-cell>
              <table:table-cell office:value-type="float" office:value="0.86">
                <text:p>0.86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